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</style:style>
    <style:style style:name="ce3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>
      <style:table-cell-properties fo:background-color="#00B0F0"/>
    </style:style>
    <style:style style:name="ce5" style:family="table-cell" style:parent-style-name="Default" style:data-style-name="N0">
      <style:table-cell-properties fo:background-color="#595959"/>
    </style:style>
    <style:style style:name="ce6" style:family="table-cell" style:parent-style-name="Default" style:data-style-name="N0">
      <style:table-cell-properties fo:background-color="#000000"/>
      <style:text-properties fo:color="#FFFFFF"/>
    </style:style>
    <style:style style:name="co1" style:family="table-column">
      <style:table-column-properties fo:break-before="auto" style:column-width="0.555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64" table:default-cell-style-name="ce1"/>
        <table:table-column table:style-name="co1" table:default-cell-style-name="ce2"/>
        <table:table-column table:style-name="co1" table:number-columns-repeated="16319" table:default-cell-style-name="ce1"/>
        <table:table-row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number-rows-repeated="2"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number-rows-repeated="2"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number-rows-repeated="2"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number-rows-repeated="5"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number-rows-repeated="2"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number-rows-repeated="2"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number-rows-repeated="2"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table:number-columns-repeated="2" table:style-name="ce5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table:number-columns-repeated="2" table:style-name="ce5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number-rows-repeated="3"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6" table:style-name="ce3"/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number-rows-repeated="2"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number-rows-repeated="2"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number-rows-repeated="3"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number-rows-repeated="2"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number-rows-repeated="2"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number-rows-repeated="2"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number-rows-repeated="2"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number-rows-repeated="4" table:style-name="ro1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0"/>
        </table:table-row>
        <table:table-row table:style-name="ro1">
          <table:table-cell table:number-columns-repeated="16384" table:style-name="ce2"/>
        </table:table-row>
        <table:table-row table:number-rows-repeated="10485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228</meta:generator>
    <meta:initial-creator>Jack Elliott</meta:initial-creator>
    <dc:creator>Jack Elliott</dc:creator>
    <meta:creation-date>2018-08-10T22:55:47Z</meta:creation-date>
    <dc:date>2018-08-10T23:21:03Z</dc:date>
  </office:meta>
</office:document-meta>
</file>